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3.36pt"/>
    </style:style>
    <style:style style:name="co3" style:family="table-column">
      <style:table-column-properties fo:break-before="auto" style:column-width="111.09pt"/>
    </style:style>
    <style:style style:name="co4" style:family="table-column">
      <style:table-column-properties fo:break-before="auto" style:column-width="91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 table:number-columns-spanned="5" table:number-rows-spanned="1">
            <text:p>Список клиентов банка, арендующих сейфы 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2">
            <text:p>№ п/п</text:p>
          </table:table-cell>
          <table:table-cell table:style-name="ce3" office:value-type="string" calcext:value-type="string" table:number-columns-spanned="1" table:number-rows-spanned="2">
            <text:p>ФИО клиента</text:p>
          </table:table-cell>
          <table:table-cell table:style-name="ce3" office:value-type="string" calcext:value-type="string" table:number-columns-spanned="2" table:number-rows-spanned="1">
            <text:p>Данные об аренде</text:p>
          </table:table-cell>
          <table:covered-table-cell table:style-name="ce9"/>
          <table:table-cell table:style-name="ce1"/>
          <table:table-cell table:number-columns-repeated="1018"/>
        </table:table-row>
        <table:table-row table:style-name="ro1">
          <table:table-cell table:style-name="ce1"/>
          <table:covered-table-cell table:number-columns-repeated="2" table:style-name="ce4"/>
          <table:table-cell table:style-name="ce3" office:value-type="string" calcext:value-type="string">
            <text:p>Срок аренды</text:p>
          </table:table-cell>
          <table:table-cell table:style-name="ce6" office:value-type="string" calcext:value-type="string">
            <text:p>Стоимость аренды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Иванов И.И.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formula="of:=[.$D$15]*30+[.$E$15]*15" office:value-type="float" office:value="51000" calcext:value-type="float">
            <text:p>510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Петров П.П.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$D$15]*20" office:value-type="float" office:value="24000" calcext:value-type="float">
            <text:p>240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Сидоров С.С.</text:p>
          </table:table-cell>
          <table:table-cell table:style-name="ce8" office:value-type="float" office:value="30" calcext:value-type="float">
            <text:p>30</text:p>
          </table:table-cell>
          <table:table-cell table:style-name="ce7" table:formula="of:=[.$D$15]*30" office:value-type="float" office:value="36000" calcext:value-type="float">
            <text:p>360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Матусевич В.В.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$D$15]*30+[.$E$15]*20" office:value-type="float" office:value="56000" calcext:value-type="float">
            <text:p>560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Климчук К.К.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[.$D$15]*30+[.$E$15]*10" office:value-type="float" office:value="46000" calcext:value-type="float">
            <text:p>460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Всего :</text:p>
          </table:table-cell>
          <table:table-cell table:style-name="ce7" table:formula="of:=SUM([.D7:.D11])" office:value-type="float" office:value="185" calcext:value-type="float">
            <text:p>185</text:p>
          </table:table-cell>
          <table:table-cell table:style-name="ce7" table:formula="of:=SUM([.E7:.E11])" office:value-type="float" office:value="213000" calcext:value-type="float">
            <text:p>2130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4"/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2"/>
          <table:table-cell table:style-name="ce6" office:value-type="string" calcext:value-type="string">
            <text:p>До 30 дней</text:p>
          </table:table-cell>
          <table:table-cell table:style-name="ce6" office:value-type="string" calcext:value-type="string">
            <text:p>После 30 дней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Стоимость аренды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>
            <draw:frame table:end-cell-address="Лист1.G34" table:end-x="48.78pt" table:end-y="11.23pt" draw:z-index="0" draw:name="Chart 1" draw:style-name="gr1" draw:text-style-name="P1" svg:width="449.97pt" svg:height="278.22pt" svg:x="75pt" svg:y="0.74pt">
              <draw:object draw:notify-on-update-of-ranges="Лист1.C7:Лист1.C11 Лист1.E7:Лист1.E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9d2e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Arial black'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stacked="true" chart:vertic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Arial black'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132cm" svg:stroke-color="#b3b3b3"/>
      <style:text-properties fo:color="#000000" style:text-position="0% 100%" fo:font-family="'Arial black'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0124d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792cm" svg:y="3.613cm" style:legend-expansion="high" chart:style-name="ch2"/>
        <chart:plot-area chart:style-name="ch3" table:cell-range-address="Лист1.C7:Лист1.C11 Лист1.E7:Лист1.E11" chart:data-source-has-labels="column" svg:x="0.317cm" svg:y="0.196cm" svg:width="12.158cm" svg:height="9.42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887cm" svg:y="0.223cm" svg:width="9.588cm" svg:height="8.73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Лист1.C7:Лист1.C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Лист1.E7:Лист1.E1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Иванов И.И.</text:p>
                <draw:g>
                  <svg:desc>Лист1.C7:Лист1.C11</svg:desc>
                </draw:g>
              </table:table-cell>
              <table:table-cell office:value-type="float" office:value="51000">
                <text:p>51000</text:p>
                <draw:g>
                  <svg:desc>Лист1.E7:Лист1.E11</svg:desc>
                </draw:g>
              </table:table-cell>
            </table:table-row>
            <table:table-row>
              <table:table-cell office:value-type="string">
                <text:p>Петров П.П.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Сидоров С.С.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Матусевич В.В.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string">
                <text:p>Климчук К.К.</text:p>
              </table:table-cell>
              <table:table-cell office:value-type="float" office:value="46000">
                <text:p>4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